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oto Sans" svg:font-family="'Noto Sans', Arial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Noto Sans" fo:font-size="10.5pt" fo:letter-spacing="normal" fo:font-style="normal" fo:font-weight="normal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Noto Sans" fo:font-size="10.5pt" fo:letter-spacing="normal" fo:font-style="normal" fo:font-weight="normal" style:font-weight-asian="bold" style:font-weight-complex="bold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color="#000000"/>
    </style:style>
    <style:style style:name="P4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Noto Sans" fo:font-size="10.5pt" fo:letter-spacing="normal" fo:font-style="normal" fo:font-weight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color="#000000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color="#000000" fo:font-weight="bold" style:font-weight-asian="bold" style:font-weight-complex="bold"/>
    </style:style>
    <style:style style:name="T1" style:family="text">
      <style:text-properties fo:font-variant="normal" fo:text-transform="none" fo:color="#d7dadc" style:font-name="Noto Sans" fo:font-size="10.5pt" fo:letter-spacing="normal" fo:font-style="normal" fo:font-weight="normal"/>
    </style:style>
    <style:style style:name="T2" style:family="text">
      <style:text-properties fo:font-variant="normal" fo:text-transform="none" style:font-name="Noto Sans" fo:font-size="10.5pt" fo:letter-spacing="normal" fo:font-style="normal"/>
    </style:style>
    <style:style style:name="T3" style:family="text">
      <style:text-properties fo:font-variant="normal" fo:text-transform="none" style:font-name="Noto Sans" fo:font-size="10.5pt" fo:letter-spacing="normal" fo:font-style="normal" fo:font-weight="normal"/>
    </style:style>
    <style:style style:name="T4" style:family="text">
      <style:text-properties fo:color="#d7dadc"/>
    </style:style>
    <text:list-style style:name="L1">
      <text:list-level-style-bullet text:level="1" text:style-name="Bullet_20_Symbols" style:num-suffix="." text:bullet-char="•">
        <style:list-level-properties text:space-before="0.212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SHIT I NEED TO ADD TO MY RESUME</text:span></text:p>
      <text:p text:style-name="P5"><text:span text:style-name="T3"/></text:p>
      <text:p text:style-name="P5"><text:span text:style-name="T3">Replicated corporate IT ecosystem on commodity x86 hardware in a non-prod environment for self-training purposes and completed numerous online development courses related to career goals and experience.</text:span> </text:p>
      <text:p text:style-name="P3"><text:span text:style-name="T3">Created a personal virtualized development environment utilizing VMWare that allowed me to implement multiple Unix server environments with Nagios monitoring.</text:span></text:p>
      <text:p text:style-name="P1">Completed 12 courses on Coursera and Udemy covering TCP/IP fundamentals, Routing fundamentals, desktop management and overall badassitude.</text:p>
      <text:p text:style-name="P1">Now on top of all of this I know lua, python, learning c++ also developing my own game. I have done Skyrim mods, worked for an indie company on the side a bit, used to repair consoles, did some web dev, just skills that are all over the place. </text:p>
      <text:p text:style-name="P6">STRAIGHT TALK</text:p>
      <text:p text:style-name="P6"/>
      <text:p text:style-name="P2">make it searchable- a lot of applications will get screened by machines so keywords are important.</text:p>
      <text:p text:style-name="P4">Don't waste time with templates with graphics.</text:p>
      <text:p text:style-name="P4">Focus on what you DID. Be detailed.</text:p>
      <text:p text:style-name="P4">Don't put shit on you don't know anything about. I've seen many resumes with "python" on it and the candidate flunks the first softball I lob at them.</text:p>
      <text:p text:style-name="P4">With your AA in CS, list the languages you're comfortable in. List any git hubs or projects you worked on. For projects- tell me what you did, what frame works, what libraries, etc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oto Sans" svg:font-family="'Noto Sans', Arial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itya baradwaj</meta:initial-creator>
    <meta:creation-date>2020-06-15T23:17:40.57</meta:creation-date>
    <dc:date>2020-06-15T23:39:31.05</dc:date>
    <dc:creator>aditya baradwaj</dc:creator>
    <meta:editing-duration>PT21M57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1" meta:paragraph-count="11" meta:word-count="214" meta:character-count="1297"/>
  </office:meta>
</office:document-meta>
</file>